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abc</text:p>
            <text:p>Def</text:p>
          </table:table-cell>
        </table:table-row>
        <table:table-row table:style-name="ro1">
          <table:table-cell office:value-type="string" calcext:value-type="string">
            <text:p>Formula</text:p>
          </table:table-cell>
          <table:table-cell table:formula="of:=&quot;abc&quot;&amp;CHAR(13)&amp;CHAR(10)&amp;&quot;def&quot;" office:value-type="string" office:string-value="abc&#13;&#10;def" calcext:value-type="string">
            <text:p>abc</text:p>
            <text:p>def</text:p>
          </table:table-cell>
        </table:table-row>
        <table:table-row table:style-name="ro2">
          <table:table-cell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9T17:43:33.712913578</meta:creation-date>
    <dc:date>2022-04-19T17:46:10.478465517</dc:date>
    <meta:editing-duration>PT2M37S</meta:editing-duration>
    <meta:editing-cycles>1</meta:editing-cycles>
    <meta:document-statistic meta:table-count="1" meta:cell-count="5" meta:object-count="0"/>
    <meta:generator>LibreOffice/7.2.5.2$MacOSX_X86_64 LibreOffice_project/499f9727c189e6ef3471021d6132d4c694f357e5</meta:generator>
  </office:meta>
</office:document-meta>
</file>